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44.2mm"/>
    </style:style>
    <style:style style:name="co3" style:family="table-column">
      <style:table-column-properties fo:break-before="auto" style:column-width="97.58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 table:use-regular-expressions="false" table:use-wildcards="true"/>
      <table:table table:name="NixieCloc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esignator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  <table:table-cell table:style-name="Default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,U10,U11,U12,U13,U14</text:p>
          </table:table-cell>
          <table:table-cell office:value-type="string" calcext:value-type="string">
            <text:p>DIP-16_W7.62mm_LongPads</text:p>
          </table:table-cell>
          <table:table-cell office:value-type="float" office:value="6" calcext:value-type="float">
            <text:p>6</text:p>
          </table:table-cell>
          <table:table-cell office:value-type="float" office:value="74141" calcext:value-type="float">
            <text:p>7414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Q2,Q3,Q4</text:p>
          </table:table-cell>
          <table:table-cell office:value-type="string" calcext:value-type="string">
            <text:p>TO-92_Inline_Narrow_Ov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SA4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,R4,R7,R8,R11,R12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K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5,R6,R9,R10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0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ololu_Breakout-16_15.2x20.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Mos_D1_mini</text:p>
          </table:table-cell>
          <table:table-cell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U3</text:p>
          </table:table-cell>
          <table:table-cell table:style-name="Default" office:value-type="string" calcext:value-type="string">
            <text:p>PinHeader_1x06_P2.54mm_Horizont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ME280</text:p>
          </table:table-cell>
          <table:table-cell table:style-name="Default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1,N2,N3,N4,N5,N6</text:p>
          </table:table-cell>
          <table:table-cell office:value-type="string" calcext:value-type="string">
            <text:p>IN-12-DSU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-12A</text:p>
          </table:table-cell>
          <table:table-cell table:number-columns-repeated="1019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NE4,NE3,NE2,NE1</text:p>
          </table:table-cell>
          <table:table-cell table:style-name="Default" office:value-type="string" calcext:value-type="string">
            <text:p>NE2-NEON-BULB-DRILL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amp_Neon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U4,U5,U6,U7</text:p>
          </table:table-cell>
          <table:table-cell table:style-name="Default" office:value-type="string" calcext:value-type="string">
            <text:p>DIP-16_W7.62mm_LongPad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74HC595</text:p>
          </table:table-cell>
          <table:table-cell table:style-name="Default"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3,J4</text:p>
          </table:table-cell>
          <table:table-cell office:value-type="string" calcext:value-type="string">
            <text:p>JST_EH_B03B-EH-A_03x2.50mm_Stra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_Male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table:number-columns-repeated="101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J1</text:p>
          </table:table-cell>
          <table:table-cell table:style-name="Default" office:value-type="string" calcext:value-type="string">
            <text:p>BARREL_JACK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2V</text:p>
          </table:table-cell>
          <table:table-cell table:style-name="Default"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9T17:24:25.988829473</dc:date>
    <meta:editing-duration>PT2M52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